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adornments="Standard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Frame_20_contents">
      <style:text-properties fo:language="zxx" fo:country="none" fo:font-style="normal" officeooo:rsid="000f959a" officeooo:paragraph-rsid="000f959a" style:language-asian="zxx" style:country-asian="none" style:font-style-asian="normal" style:language-complex="zxx" style:country-complex="none" style:font-style-complex="normal"/>
    </style:style>
    <style:style style:name="P2" style:family="paragraph" style:parent-style-name="Frame_20_contents">
      <style:text-properties fo:language="zxx" fo:country="none" officeooo:rsid="000f959a" officeooo:paragraph-rsid="000f959a" style:language-asian="zxx" style:country-asian="none" style:language-complex="zxx" style:country-complex="none"/>
    </style:style>
    <style:style style:name="P3" style:family="paragraph" style:parent-style-name="Frame_20_contents">
      <style:text-properties fo:font-size="10pt" fo:language="zxx" fo:country="none" officeooo:rsid="00109434" officeooo:paragraph-rsid="00109434" style:font-size-asian="10pt" style:language-asian="zxx" style:country-asian="none" style:font-size-complex="10pt" style:language-complex="zxx" style:country-complex="none"/>
    </style:style>
    <style:style style:name="P4" style:family="paragraph" style:parent-style-name="Heading">
      <style:paragraph-properties fo:text-align="center" style:justify-single-word="false"/>
      <style:text-properties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5" style:family="paragraph" style:parent-style-name="Standard">
      <style:text-properties officeooo:rsid="0009aa9c" officeooo:paragraph-rsid="0009aa9c"/>
    </style:style>
    <style:style style:name="P6" style:family="paragraph" style:parent-style-name="Standard">
      <style:text-properties fo:language="zxx" fo:country="none" officeooo:rsid="000f89bf" officeooo:paragraph-rsid="000f89bf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fo:language="zxx" fo:country="none" officeooo:rsid="000f89bf" officeooo:paragraph-rsid="000f89bf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09434" officeooo:paragraph-rsid="00109434" style:language-asian="zxx" style:country-asian="none" style:language-complex="zxx" style:country-complex="none"/>
    </style:style>
    <style:style style:name="T1" style:family="text">
      <style:text-properties officeooo:rsid="000f959a"/>
    </style:style>
    <style:style style:name="T2" style:family="text">
      <style:text-properties officeooo:rsid="00109434"/>
    </style:style>
    <style:style style:name="T3" style:family="text">
      <style:text-properties officeooo:rsid="00117ea6"/>
    </style:style>
    <style:style style:name="fr1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 loext:rel-height-rel="paragraph"/>
    </style:style>
    <style:style style:name="fr3" style:family="graphic" style:parent-style-name="Frame">
      <style:graphic-properties style:vertical-pos="top" style:vertical-rel="page-content" style:horizontal-pos="left" style:horizontal-rel="page-content" fo:padding="0.15cm" fo:border="none" draw:wrap-influence-on-position="once-concurrent" loext:allow-overlap="true">
        <style:columns fo:column-count="1" fo:column-gap="0cm"/>
      </style:graphic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3" text:anchor-type="page" text:anchor-page-number="1" svg:x="12.501cm" svg:y="5.001cm" svg:width="7.5cm" svg:height="4.5cm" draw:z-index="2">
        <draw:text-box>
          <text:p text:style-name="P1">From:</text:p>
          <text:p text:style-name="P2">microfast GmbH</text:p>
          <text:p text:style-name="P3">Department: examples</text:p>
          <text:p text:style-name="P3"/>
          <text:p text:style-name="P2"><text:span text:style-name="T3">Renderroad</text:span> <text:span text:style-name="T3">404</text:span></text:p>
          <text:p text:style-name="P2">9999 <text:span text:style-name="T2">Sample</text:span></text:p>
          <text:p text:style-name="P2">Switzerland</text:p>
        </draw:text-box>
      </draw:frame>
      <draw:frame draw:style-name="fr2" draw:name="Rahmen2" text:anchor-type="page" text:anchor-page-number="1" svg:x="2.499cm" svg:y="10.5cm" svg:width="16.499cm" svg:height="17.17cm" draw:z-index="1">
        <draw:text-box fo:min-height="74%">
          <text:p text:style-name="P4"><text:span text:style-name="T3">O</text:span>rder [# order_title #]</text:p>
          <text:p text:style-name="P6"/>
          <text:p text:style-name="P8">Dear [# firstname #]</text:p>
          <text:p text:style-name="P8"/>
          <text:p text:style-name="P6"><text:span text:style-name="T3">Your order is ready for pick up</text:span>.</text:p>
          <text:p text:style-name="P6"/>
          <text:p text:style-name="P6">Items:</text:p>
          <text:list xml:id="list3179740360" text:style-name="L1">
            <text:list-item>
              <text:p text:style-name="P7">[[ for v in items ]][# v #][[ end ]]</text:p>
            </text:list-item>
          </text:list>
          <text:p text:style-name="P6"/>
          <text:p text:style-name="P6">Amount: [# amount #]</text:p>
          <text:p text:style-name="P6"/>
          <text:p text:style-name="P6">[[ if epay then ]]</text:p>
          <text:p text:style-name="P6">Please pay the amount using our electronic payment system <text:span text:style-name="T3">in advance</text:span>. </text:p>
          <text:p text:style-name="P6">[[ end ]]</text:p>
          <text:p text:style-name="P6"/>
          <text:p text:style-name="P6"><text:span text:style-name="T1">Yours s</text:span>incerely,</text:p>
          <text:p text:style-name="P9">Rea Exemplaris</text:p>
        </draw:text-box>
      </draw:frame>
      <draw:frame draw:style-name="fr3" draw:name="Rahmen1" text:anchor-type="page" text:anchor-page-number="1" svg:width="7.999cm" svg:height="4.5cm" draw:z-index="0">
        <draw:text-box>
          <text:p text:style-name="P8">[# firstname #] [# lastname #]</text:p>
          <text:p text:style-name="P8">[# addr_street #]</text:p>
          <text:p text:style-name="P8">[# addr_postal #]</text:p>
          <text:p text:style-name="P8">[# addr_country #]</text:p>
          <text:p text:style-name="P8"/>
        </draw:text-box>
      </draw:fram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adornments="Standard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5cm" fo:margin-bottom="1.988cm" fo:margin-left="2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0T11:58:18.344279544</meta:creation-date>
    <dc:date>2022-04-10T12:56:34.151204281</dc:date>
    <meta:editing-duration>PT17M2S</meta:editing-duration>
    <meta:editing-cycles>6</meta:editing-cycles>
    <meta:generator>LibreOffice/7.3.2.2$Linux_X86_64 LibreOffice_project/30$Build-2</meta:generator>
    <meta:document-statistic meta:table-count="0" meta:image-count="0" meta:object-count="0" meta:page-count="1" meta:paragraph-count="21" meta:word-count="79" meta:character-count="422" meta:non-whitespace-character-count="364"/>
  </office:meta>
</office:document-meta>
</file>